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droid App</text:p>
      <text:p text:style-name="Standard"/>
      <text:p text:style-name="Standard">The android app wraps the web interface with Jquery ???. At startup login with the user data is required (can be saved) which returns the actual version number of the content on success. If the version of the server is newer than the local cached files can be updated in hyrachic order.</text:p>
      <text:p text:style-name="Standard"/>
      <text:p text:style-name="Standard"/>
      <text:p text:style-name="Standard">/ <text:s/>Version: 111</text:p>
      <text:p text:style-name="Standard">---&gt; pics Version: 23</text:p>
      <text:p text:style-name="Standard">---&gt; data Version: 111</text:p>
      <text:p text:style-name="Standard">------&gt; a.png Version: 111</text:p>
      <text:p text:style-name="Standard">------&gt; b.png Version: 99</text:p>
      <text:p text:style-name="Standard">---&gt; screen.png Version 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M3S</meta:editing-duration>
    <meta:editing-cycles>5</meta:editing-cycles>
    <meta:generator>OpenOffice.org/3.3$Win32 OpenOffice.org_project/330m20$Build-9567</meta:generator>
    <dc:date>2012-08-12T15:46:31.44</dc:date>
    <meta:document-statistic meta:table-count="0" meta:image-count="0" meta:object-count="0" meta:page-count="1" meta:paragraph-count="8" meta:word-count="82" meta:character-count="432"/>
    <meta:user-defined meta:name="Info 1"/>
    <meta:user-defined meta:name="Info 2"/>
    <meta:user-defined meta:name="Info 3"/>
    <meta:user-defined meta:name="Info 4"/>
  </office:meta>
</office:document-meta>
</file>